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88.8">
            <text:p>88,8</text:p>
          </table:table-cell>
          <table:table-cell table:number-columns-repeated="4"/>
          <table:table-cell office:value-type="string">
            <text:p>starFM</text:p>
          </table:table-cell>
        </table:table-row>
        <table:table-row table:style-name="ro1">
          <table:table-cell/>
          <table:table-cell office:value-type="float" office:value="89.6">
            <text:p>89,6</text:p>
          </table:table-cell>
          <table:table-cell table:number-columns-repeated="4"/>
          <table:table-cell office:value-type="string">
            <text:p>Fritz</text:p>
          </table:table-cell>
        </table:table-row>
        <table:table-row table:style-name="ro1">
          <table:table-cell/>
          <table:table-cell office:value-type="float" office:value="90.2">
            <text:p>90,2</text:p>
          </table:table-cell>
          <table:table-cell office:value-type="string">
            <text:p>Teddy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.4">
            <text:p>91,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.45">
            <text:p>92,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.3">
            <text:p>93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.3">
            <text:p>93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.6">
            <text:p>93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.3">
            <text:p>94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.8">
            <text:p>95,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.05">
            <text:p>96,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.2">
            <text:p>96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.35">
            <text:p>96,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.3">
            <text:p>97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.7">
            <text:p>97,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.2">
            <text:p>99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.6">
            <text:p>99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.75">
            <text:p>99,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.7">
            <text:p>100,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.3">
            <text:p>101,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.6">
            <text:p>101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.6">
            <text:p>102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.4">
            <text:p>103,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.6">
            <text:p>104,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.5">
            <text:p>105,5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.01.2012</text:date>, <text:time>12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</meta:initial-creator>
    <meta:creation-date>2012-01-02T12:00:43</meta:creation-date>
    <dc:date>2012-01-02T12:07:55</dc:date>
    <dc:creator>Matthias </dc:creator>
    <meta:editing-duration>PT00H00M50S</meta:editing-duration>
    <meta:editing-cycles>1</meta:editing-cycles>
    <meta:document-statistic meta:table-count="3" meta:cell-count="28" meta:object-count="0"/>
    <meta:generator>OpenOffice.org/3.2$Linu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